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ba7" officeooo:paragraph-rsid="00133b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tion C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7:37:04.894744395</meta:creation-date>
    <dc:date>2019-03-05T17:37:40.604343328</dc:date>
    <meta:editing-duration>PT37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0.6.2$Linux_X86_64 LibreOffice_project/00m0$Build-2</meta:generator>
  </office:meta>
</office:document-meta>
</file>